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0d2b" officeooo:paragraph-rsid="001c0d2b"/>
    </style:style>
    <style:style style:name="P2" style:family="paragraph" style:parent-style-name="Standard">
      <style:text-properties officeooo:rsid="00248fce" officeooo:paragraph-rsid="00248fce"/>
    </style:style>
    <style:style style:name="P3" style:family="paragraph" style:parent-style-name="Standard">
      <style:text-properties officeooo:rsid="0025cf61" officeooo:paragraph-rsid="0025cf61"/>
    </style:style>
    <style:style style:name="P4" style:family="paragraph" style:parent-style-name="Standard">
      <style:text-properties officeooo:rsid="00273c19" officeooo:paragraph-rsid="00273c19"/>
    </style:style>
    <style:style style:name="P5" style:family="paragraph" style:parent-style-name="Standard">
      <style:text-properties officeooo:rsid="002596bd" officeooo:paragraph-rsid="002596bd"/>
    </style:style>
    <style:style style:name="P6" style:family="paragraph" style:parent-style-name="Standard">
      <style:text-properties officeooo:rsid="002596bd" officeooo:paragraph-rsid="003b12fd"/>
    </style:style>
    <style:style style:name="P7" style:family="paragraph" style:parent-style-name="Standard">
      <style:text-properties officeooo:rsid="00300f6d" officeooo:paragraph-rsid="00300f6d"/>
    </style:style>
    <style:style style:name="P8" style:family="paragraph" style:parent-style-name="Standard">
      <style:text-properties officeooo:rsid="001c0d2b" officeooo:paragraph-rsid="001c0d2b"/>
    </style:style>
    <style:style style:name="P9" style:family="paragraph" style:parent-style-name="Standard">
      <style:text-properties officeooo:rsid="00338185" officeooo:paragraph-rsid="004c336a"/>
    </style:style>
    <style:style style:name="P10" style:family="paragraph" style:parent-style-name="Standard">
      <style:text-properties officeooo:rsid="00346cc3" officeooo:paragraph-rsid="00346cc3"/>
    </style:style>
    <style:style style:name="P11" style:family="paragraph" style:parent-style-name="Standard">
      <style:text-properties officeooo:rsid="001c8593" officeooo:paragraph-rsid="001c8593"/>
    </style:style>
    <style:style style:name="P12" style:family="paragraph" style:parent-style-name="Standard">
      <style:text-properties officeooo:rsid="001c8593" officeooo:paragraph-rsid="00400d70"/>
    </style:style>
    <style:style style:name="P13" style:family="paragraph" style:parent-style-name="Standard">
      <style:text-properties officeooo:rsid="0038d57e" officeooo:paragraph-rsid="0038d57e"/>
    </style:style>
    <style:style style:name="P14" style:family="paragraph" style:parent-style-name="Standard">
      <style:text-properties officeooo:rsid="0020c152" officeooo:paragraph-rsid="0020c152"/>
    </style:style>
    <style:style style:name="P15" style:family="paragraph" style:parent-style-name="Standard">
      <style:text-properties officeooo:rsid="003d668a" officeooo:paragraph-rsid="003d668a"/>
    </style:style>
    <style:style style:name="P16" style:family="paragraph" style:parent-style-name="Standard">
      <style:text-properties fo:font-weight="bold" officeooo:rsid="00338185" officeooo:paragraph-rsid="00338185" style:font-weight-asian="bold" style:font-weight-complex="bold"/>
    </style:style>
    <style:style style:name="P17" style:family="paragraph" style:parent-style-name="Standard">
      <style:text-properties fo:font-weight="bold" officeooo:rsid="001c0d2b" officeooo:paragraph-rsid="001c0d2b" style:font-weight-asian="bold" style:font-weight-complex="bold"/>
    </style:style>
    <style:style style:name="P18" style:family="paragraph" style:parent-style-name="Standard">
      <style:text-properties fo:font-weight="bold" officeooo:rsid="003d668a" officeooo:paragraph-rsid="003d668a" style:font-weight-asian="bold" style:font-weight-complex="bold"/>
    </style:style>
    <style:style style:name="P19" style:family="paragraph" style:parent-style-name="Standard">
      <style:text-properties fo:font-weight="bold" officeooo:rsid="00386810" officeooo:paragraph-rsid="00386810" style:font-weight-asian="bold" style:font-weight-complex="bold"/>
    </style:style>
    <style:style style:name="T1" style:family="text">
      <style:text-properties officeooo:rsid="001c8cec"/>
    </style:style>
    <style:style style:name="T2" style:family="text">
      <style:text-properties officeooo:rsid="0026f827"/>
    </style:style>
    <style:style style:name="T3" style:family="text">
      <style:text-properties officeooo:rsid="0028edf3"/>
    </style:style>
    <style:style style:name="T4" style:family="text">
      <style:text-properties officeooo:rsid="00365699"/>
    </style:style>
    <style:style style:name="T5" style:family="text">
      <style:text-properties officeooo:rsid="0038fb11"/>
    </style:style>
    <style:style style:name="T6" style:family="text">
      <style:text-properties officeooo:rsid="0039a572"/>
    </style:style>
    <style:style style:name="T7" style:family="text">
      <style:text-properties officeooo:rsid="0039d81f"/>
    </style:style>
    <style:style style:name="T8" style:family="text">
      <style:text-properties officeooo:rsid="0020c152"/>
    </style:style>
    <style:style style:name="T9" style:family="text">
      <style:text-properties officeooo:rsid="003b7cab"/>
    </style:style>
    <style:style style:name="T10" style:family="text">
      <style:text-properties fo:font-weight="bold" style:font-weight-asian="bold" style:font-weight-complex="bold"/>
    </style:style>
    <style:style style:name="T11" style:family="text">
      <style:text-properties officeooo:rsid="0043377f"/>
    </style:style>
    <style:style style:name="T12" style:family="text">
      <style:text-properties officeooo:rsid="00483c05"/>
    </style:style>
    <style:style style:name="T13" style:family="text">
      <style:text-properties officeooo:rsid="00235b74"/>
    </style:style>
    <style:style style:name="T14" style:family="text">
      <style:text-properties officeooo:rsid="004af5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How does virtual view <text:span text:style-name="T7">given through resource offers </text:span>help us??</text:p>
      <text:p text:style-name="P9">To allow time sharing of resources maybe <text:span text:style-name="T11">by presenting a virtual view with more resources</text:span>. Better achieve the metrics at the iHypervisor layer. <text:span text:style-name="T14">We present more resources than available to service more jobs in the queue and manage them through mapping by iHypervisor adaptively at runtime or statically. Analogous to virtual memory concept. </text:span></text:p>
      <text:p text:style-name="P1"/>
      <text:p text:style-name="P17">Why 2 separate components??</text:p>
      <text:p text:style-name="P6">To integrate invasive resource management into existing resource management systems with minimum changes to <text:span text:style-name="T9">an</text:span> existing system. <text:span text:style-name="T8">To avoid changing the existing resource manager completely and instead provide a standalone Invasive resource manager that can interact with the existing RM via a plugin based iScheduler. The resource management is now completely under the jurisdiction of iHypervisor and SLURM has no knowledge of it. iScheduler only sees the resource offers and has an Invasic job queue to select and dispatch jobs.</text:span></text:p>
      <text:p text:style-name="P5"/>
      <text:p text:style-name="P7"/>
      <text:p text:style-name="P7"><text:span text:style-name="T10">Invasive computing</text:span> – Application adapts at runtime. Neither the application nor the RM know beforehand on whether it should expand/shrink during runtime for better performance.</text:p>
      <text:p text:style-name="P7"/>
      <text:p text:style-name="P15"/>
      <text:p text:style-name="P18">iScheduler and iHypervisor!!!</text:p>
      <text:p text:style-name="P15"/>
      <text:p text:style-name="P14">They have different policies/metrics to achieve. <text:s/><text:span text:style-name="T13">Negotiation protocol is required so that the 2 communicating parties agree due to their mismatching policies.</text:span></text:p>
      <text:p text:style-name="P4"/>
      <text:p text:style-name="P2">iScheduler needs to be on top as a plugin for SLURM because of the access to an invasic queue and here we need to decide which jobs to dispatch to iHypervisor based on the resource offers.</text:p>
      <text:p text:style-name="P2"/>
      <text:p text:style-name="P3">Such an architecture allows us to support both legacy and malleable jobs without compromising the stability of an existing system. <text:span text:style-name="T2">The invasic partition can also handle a mix of different types of jobs since legacy jobs if required can be sent to this invasic partition when other legacy partitions are busy.</text:span></text:p>
      <text:p text:style-name="P3"/>
      <text:p text:style-name="P4">Once such an approach works well then the invasic parition can be extended till the legacy partition is removed in which case the resource management is entirely the responsibility of iHypervisor. <text:span text:style-name="T3">Or, the invasive resource management can also be integrated directly into the existing RM which is a more challenging task.</text:span></text:p>
      <text:p text:style-name="P1"/>
      <text:p text:style-name="P17">Why different policies at these 2 layers?? and why not shared policies??</text:p>
      <text:p text:style-name="P10">The roles of these 2 components are different and they need to work towards different metrics. To avoid changing the existing systems too much this architecture has been proposed. And, a protocol for both these parties to interact has been proposed keeping in mind the mismatching policies and to negotiate the same.</text:p>
      <text:p text:style-name="P1"/>
      <text:p text:style-name="P12"><text:span text:style-name="T10">Role of feedback reports?? </text:span><text:s/></text:p>
      <text:p text:style-name="P12">This aspect is a bit blurry <text:span text:style-name="T1">in my opinion</text:span>. What feedback does the iScheduler get and how will it help? Since it is only doing scheduling at a coarse level of granularity(nodes). <text:span text:style-name="T4">Does </text:span>it get <text:s/>a feedback report giving it a very recent snapshot of the system. <text:span text:style-name="T12">T</text:span>hen how does the scheduling consider this real snapshot view and a virtual snapshot view given by the <text:span text:style-name="T6">resource offers</text:span>.</text:p>
      <text:p text:style-name="P11"/>
      <text:p text:style-name="P19">How do feedback reports influence the scheduling decisions?</text:p>
      <text:p text:style-name="P13">Maybe <text:span text:style-name="T5">iScheduler</text:span> observe<text:span text:style-name="T5">s</text:span> in the feedback reports that the jobs are experiencing longer waiting times hence it will adapt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4T01:13:42.225422267</meta:creation-date>
    <dc:date>2015-07-07T13:47:59.334817662</dc:date>
    <meta:editing-duration>PT3H38M25S</meta:editing-duration>
    <meta:editing-cycles>50</meta:editing-cycles>
    <meta:generator>LibreOffice/4.2.8.2$Linux_X86_64 LibreOffice_project/420m0$Build-2</meta:generator>
    <meta:document-statistic meta:table-count="0" meta:image-count="0" meta:object-count="0" meta:page-count="1" meta:paragraph-count="16" meta:word-count="497" meta:character-count="3121" meta:non-whitespace-character-count="2634"/>
  </office:meta>
</office:document-meta>
</file>